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0336BC56DEE35738A44.png" manifest:media-type="image/png"/>
  <manifest:file-entry manifest:full-path="Pictures/100000000000026C00000037BBBEA6B9D405AC7A.png" manifest:media-type="image/png"/>
  <manifest:file-entry manifest:full-path="Pictures/10000000000001AE000000377254C52879EB3772.png" manifest:media-type="image/png"/>
  <manifest:file-entry manifest:full-path="Pictures/1000000000000255000000C79EB9A849A549D3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792cm" svg:height="5.263cm" svg:x="1.75cm" svg:y="1.737cm">
          <draw:image xlink:href="Pictures/1000000000000255000000C79EB9A849A549D31F.png" xlink:type="simple" xlink:show="embed" xlink:actuate="onLoad" draw:mime-type="image/png">
            <text:p/>
          </draw:image>
        </draw:frame>
        <draw:frame draw:style-name="gr1" draw:text-style-name="P1" draw:layer="layout" svg:width="11.374cm" svg:height="1.454cm" svg:x="1.75cm" svg:y="8cm">
          <draw:image xlink:href="Pictures/10000000000001AE000000377254C52879EB3772.png" xlink:type="simple" xlink:show="embed" xlink:actuate="onLoad" draw:mime-type="image/png">
            <text:p/>
          </draw:image>
        </draw:frame>
        <draw:frame draw:style-name="gr1" draw:text-style-name="P1" draw:layer="layout" svg:width="16.401cm" svg:height="1.454cm" svg:x="1.599cm" svg:y="10.75cm">
          <draw:image xlink:href="Pictures/100000000000026C00000037BBBEA6B9D405AC7A.png" xlink:type="simple" xlink:show="embed" xlink:actuate="onLoad" draw:mime-type="image/png">
            <text:p/>
          </draw:image>
        </draw:frame>
        <draw:frame draw:style-name="gr1" draw:text-style-name="P1" draw:layer="layout" svg:width="18.993cm" svg:height="1.348cm" svg:x="1.5cm" svg:y="13.402cm">
          <draw:image xlink:href="Pictures/10000000000002CE000000336BC56DEE35738A44.png" xlink:type="simple" xlink:show="embed" xlink:actuate="onLoad" draw:mime-type="image/png">
            <text:p/>
          </draw:image>
        </draw:frame>
        <draw:frame draw:style-name="gr2" draw:text-style-name="P2" draw:layer="layout" svg:width="17.474cm" svg:height="2.384cm" svg:x="1.276cm" svg:y="15.615cm">
          <draw:text-box>
            <text:p>root@napi-rk3308b-s:~# dd if=/mnt/nnz-frontcontrol-image-napi-rk3308b-s-20231117091645.rootfs.img of=/dev/mmcblk0 status=progress <text:s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1T17:05:56.334962636</meta:creation-date>
    <dc:date>2023-11-21T17:35:29.524024453</dc:date>
    <meta:editing-duration>PT19M23S</meta:editing-duration>
    <meta:editing-cycles>1</meta:editing-cycles>
    <meta:document-statistic meta:object-count="5"/>
    <meta:generator>LibreOffice/7.3.7.2$Linux_X86_64 LibreOffice_project/30$Build-2</meta:generator>
  </office:meta>
</office:document-meta>
</file>